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1912" officeooo:paragraph-rsid="001bba7f"/>
    </style:style>
    <style:style style:name="P2" style:family="paragraph" style:parent-style-name="Standard">
      <style:text-properties officeooo:rsid="001bba7f" officeooo:paragraph-rsid="001bba7f"/>
    </style:style>
    <style:style style:name="T1" style:family="text">
      <style:text-properties officeooo:rsid="001a9faf"/>
    </style:style>
    <style:style style:name="T2" style:family="text">
      <style:text-properties officeooo:rsid="001bba7f"/>
    </style:style>
    <style:style style:name="T3" style:family="text">
      <style:text-properties officeooo:rsid="001c6c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l sistema CharityChest è un programma <text:span text:style-name="T1">per la gestione di prodotti raccolti per beneficenza. Esso gestisce utenti, prodotti e i magazzini dove essi sono conservati. </text:span></text:p>
      <text:p text:style-name="P1"><text:span text:style-name="T1">Esso permette di archiviare un prodotto attraverso la lettura del suo codice a barre. Poi permette di raggruppare i prodotti in delle scatole, dell</text:span><text:span text:style-name="T2">e</text:span><text:span text:style-name="T1"> quali può essere stampata un’etichetta </text:span><text:span text:style-name="T2">con un QRCode che la identifica in modo univoca</text:span><text:span text:style-name="T1">. Anche la scatola può essere </text:span><text:span text:style-name="T2">conservata in un magazzino che naturalmente può variare nel tempo. </text:span><text:span text:style-name="T1">I prodotti saranno conservati in forma di aggregati dentro i magazzini oppure dentro una scatola. </text:span></text:p>
      <text:p text:style-name="P1"><text:span text:style-name="T2">Il </text:span><text:span text:style-name="T1">QRCode </text:span><text:span text:style-name="T2">della scatola è </text:span><text:span text:style-name="T1">creato e stampato sulla stessa. </text:span><text:span text:style-name="T2">Grazie al QRCode possiamo recuperare i</text:span><text:span text:style-name="T1">nformazioni relative al tipo di scatola (per esempio, se contiene prodotti per diabetici, oppure è per famiglie o per singoli) sarà inoltre possibile impostare a chi </text:span><text:span text:style-name="T2">è stato donato il pacco, da chi è stato consegnato, a dove e quando.</text:span></text:p>
      <text:p text:style-name="P2">Tutte queste operazione di tracciamento del pacco <text:span text:style-name="T3">possone essere effettuate tramite un app mobile che si occuperà di leggerne il QRCode. Per la creazione, la stampa e l’archiviazione del QRCode servirà invece un dispositivo adatto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7-13T15:28:16.610000000</meta:creation-date>
    <dc:date>2023-07-14T15:00:11.738000000</dc:date>
    <meta:editing-duration>PT22H45M49S</meta:editing-duration>
    <meta:editing-cycles>1</meta:editing-cycles>
    <meta:document-statistic meta:table-count="0" meta:image-count="0" meta:object-count="0" meta:page-count="1" meta:paragraph-count="4" meta:word-count="183" meta:character-count="1156" meta:non-whitespace-character-count="975"/>
    <meta:generator>LibreOffice/7.3.5.2$Windows_X86_64 LibreOffice_project/184fe81b8c8c30d8b5082578aee2fed2ea847c01</meta:generator>
  </office:meta>
</office:document-meta>
</file>